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B000000353F74A4FACD8381D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34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3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02cm" fo:min-width="1.7cm"/>
    </style:style>
    <style:style style:name="gr5" style:family="graphic" style:parent-style-name="standard">
      <style:graphic-properties draw:stroke="none" svg:stroke-color="#000000" draw:fill="none" draw:fill-color="#ffffff" fo:min-height="1.019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5cm" fo:min-width="1.6cm"/>
    </style:style>
    <style:style style:name="gr7" style:family="graphic" style:parent-style-name="standard">
      <style:graphic-properties draw:stroke="none" svg:stroke-color="#000000" draw:fill="none" draw:fill-color="#ffffff" fo:min-height="1.01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96cm" fo:min-width="1.99cm"/>
    </style:style>
    <style:style style:name="gr9" style:family="graphic" style:parent-style-name="standard">
      <style:graphic-properties draw:stroke="none" svg:stroke-color="#000000" draw:fill="none" draw:fill-color="#ffffff" fo:min-height="0.66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197cm" fo:min-width="1.51cm"/>
    </style:style>
    <style:style style:name="gr11" style:family="graphic" style:parent-style-name="standard">
      <style:graphic-properties draw:stroke="none" svg:stroke-color="#000000" draw:fill="none" draw:fill-color="#ffffff" fo:min-height="0.66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3.9cm"/>
    </style:style>
    <style:style style:name="gr13" style:family="graphic" style:parent-style-name="standard">
      <style:graphic-properties draw:stroke="none" svg:stroke-color="#ffffff" draw:fill="none" draw:fill-color="#ffffff" fo:min-height="2.049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6cm" fo:min-width="6.3cm"/>
    </style:style>
    <style:style style:name="gr15" style:family="graphic" style:parent-style-name="standard">
      <style:graphic-properties draw:stroke="none" svg:stroke-color="#ffffff" draw:fill="none" draw:fill-color="#ffffff" fo:min-height="0.66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line-height="115%" fo:text-align="center"/>
      <style:text-properties style:font-name="Arial" fo:font-size="14pt" fo:letter-spacing="normal" style:font-size-asian="14pt" style:font-size-complex="14pt"/>
    </style:style>
    <style:style style:name="P3" style:family="paragraph">
      <loext:graphic-properties draw:fill="none" draw:fill-color="#ffffff"/>
      <style:paragraph-properties fo:line-height="115%" fo:text-align="center"/>
      <style:text-properties style:font-name="Arial" fo:font-size="14pt" fo:letter-spacing="normal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Arial" fo:font-size="13pt" style:font-size-asian="13pt" style:font-size-complex="13pt"/>
    </style:style>
    <style:style style:name="P6" style:family="paragraph">
      <loext:graphic-properties draw:fill="none" draw:fill-color="#ffffff"/>
      <style:text-properties style:font-name="Arial" fo:font-size="13pt" style:font-size-asian="13pt" style:font-size-complex="13pt"/>
    </style:style>
    <style:style style:name="P7" style:family="paragraph">
      <style:paragraph-properties fo:text-align="center"/>
      <style:text-properties style:font-name="Arial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3pt" style:font-size-asian="13pt" style:font-size-complex="13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9.45cm" svg:x="1cm" svg:y="10.028cm">
          <draw:image xlink:href="Pictures/10000201000006B000000353F74A4FACD8381D12.png" xlink:type="simple" xlink:show="embed" xlink:actuate="onLoad" loext:mime-type="image/png">
            <text:p/>
          </draw:image>
        </draw:frame>
        <draw:frame draw:style-name="gr2" draw:text-style-name="P3" draw:layer="layout" svg:width="3.1cm" svg:height="2.59cm" svg:x="1.6cm" svg:y="10.065cm">
          <draw:text-box>
            <text:p text:style-name="P2"><text:span text:style-name="T1">Conv</text:span></text:p>
            <text:p text:style-name="P2"><text:span text:style-name="T1">filtro: 3x3</text:span></text:p>
            <text:p text:style-name="P2"><text:span text:style-name="T2">taxa:</text:span><text:span text:style-name="T1"> 6</text:span></text:p>
          </draw:text-box>
        </draw:frame>
        <draw:frame draw:style-name="gr2" draw:text-style-name="P3" draw:layer="layout" svg:width="3.1cm" svg:height="2.59cm" svg:x="6.6cm" svg:y="10.066cm">
          <draw:text-box>
            <text:p text:style-name="P2"><text:span text:style-name="T1">Conv</text:span></text:p>
            <text:p text:style-name="P2"><text:span text:style-name="T1">filtro: 3x3</text:span></text:p>
            <text:p text:style-name="P2"><text:span text:style-name="T2">taxa:</text:span><text:span text:style-name="T1"> 12</text:span></text:p>
          </draw:text-box>
        </draw:frame>
        <draw:frame draw:style-name="gr2" draw:text-style-name="P3" draw:layer="layout" svg:width="3.1cm" svg:height="2.59cm" svg:x="11.3cm" svg:y="10.067cm">
          <draw:text-box>
            <text:p text:style-name="P2"><text:span text:style-name="T1">Conv</text:span></text:p>
            <text:p text:style-name="P2"><text:span text:style-name="T1">filtro: 3x3</text:span></text:p>
            <text:p text:style-name="P2"><text:span text:style-name="T2">taxa:</text:span><text:span text:style-name="T1"> 18</text:span></text:p>
          </draw:text-box>
        </draw:frame>
        <draw:frame draw:style-name="gr3" draw:text-style-name="P3" draw:layer="layout" svg:width="3.1cm" svg:height="2.589cm" svg:x="16.2cm" svg:y="10.069cm">
          <draw:text-box>
            <text:p text:style-name="P2"><text:span text:style-name="T1">Conv</text:span></text:p>
            <text:p text:style-name="P2"><text:span text:style-name="T1">filtro: 3x3</text:span></text:p>
            <text:p text:style-name="P2"><text:span text:style-name="T2">taxa:</text:span><text:span text:style-name="T1"> 24</text:span></text:p>
          </draw:text-box>
        </draw:frame>
        <draw:custom-shape draw:style-name="gr4" draw:text-style-name="P4" draw:layer="layout" svg:width="2.2cm" svg:height="0.452cm" svg:x="2.5cm" svg:y="13.29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cm" svg:height="1.269cm" svg:x="2.3cm" svg:y="13.154cm">
          <draw:text-box>
            <text:p text:style-name="P5"><text:span text:style-name="T3">taxa = 6 </text:span></text:p>
          </draw:text-box>
        </draw:frame>
        <draw:custom-shape draw:style-name="gr6" draw:text-style-name="P1" draw:layer="layout" svg:width="2.1cm" svg:height="0.505cm" svg:x="7.5cm" svg:y="13.00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1.267cm" svg:x="7.3cm" svg:y="12.893cm">
          <draw:text-box>
            <text:p text:style-name="P5"><text:span text:style-name="T3">taxa = 12</text:span></text:p>
          </draw:text-box>
        </draw:frame>
        <draw:custom-shape draw:style-name="gr8" draw:text-style-name="P4" draw:layer="layout" svg:width="2.49cm" svg:height="0.446cm" svg:x="12.3cm" svg:y="12.80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5cm" svg:height="0.912cm" svg:x="12.2cm" svg:y="12.648cm">
          <draw:text-box>
            <text:p text:style-name="P5"><text:span text:style-name="T3">taxa = 18</text:span></text:p>
          </draw:text-box>
        </draw:frame>
        <draw:custom-shape draw:style-name="gr10" draw:text-style-name="P4" draw:layer="layout" svg:width="2.01cm" svg:height="0.447cm" svg:x="17.5cm" svg:y="12.50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5cm" svg:height="0.913cm" svg:x="17.2cm" svg:y="12.327cm">
          <draw:text-box>
            <text:p text:style-name="P5"><text:span text:style-name="T3">taxa = 24</text:span></text:p>
          </draw:text-box>
        </draw:frame>
        <draw:custom-shape draw:style-name="gr12" draw:text-style-name="P4" draw:layer="layout" svg:width="4.4cm" svg:height="0.79cm" svg:x="2.1cm" svg:y="17.61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8cm" svg:height="2.299cm" svg:x="1.5cm" svg:y="17.651cm">
          <draw:text-box>
            <text:p text:style-name="P7"><text:span text:style-name="T3">Mapa de Características (entrada)</text:span></text:p>
          </draw:text-box>
        </draw:frame>
        <draw:custom-shape draw:style-name="gr14" draw:text-style-name="P4" draw:layer="layout" svg:width="6.8cm" svg:height="0.506cm" svg:x="13cm" svg:y="16.8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8.1cm" svg:height="0.913cm" svg:x="12.2cm" svg:y="16.699cm">
          <draw:text-box>
            <text:p text:style-name="P7"><text:span text:style-name="T3">Pooling de Pirâmide Espacial Atro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5T22:39:07.768000000</dc:date>
    <meta:editing-duration>PT50M35S</meta:editing-duration>
    <meta:editing-cycles>2</meta:editing-cycles>
    <meta:generator>LibreOffice/6.2.2.2$Windows_X86_64 LibreOffice_project/2b840030fec2aae0fd2658d8d4f9548af4e3518d</meta:generator>
    <meta:document-statistic meta:object-count="17"/>
  </office:meta>
</office:document-meta>
</file>